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/>
    </style:style>
    <style:style style:name="T1" style:family="text">
      <style:text-properties fo:letter-spacing="0.079cm"/>
    </style:style>
    <style:style style:name="T2" style:family="text">
      <style:text-properties fo:letter-spacing="0.132cm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letter-spacing="0.026cm"/>
    </style:style>
    <style:style style:name="T5" style:family="text">
      <style:text-properties fo:letter-spacing="0.185cm"/>
    </style:style>
    <style:style style:name="T6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forme a determinação publicada na <text:span text:style-name="T3">RESOLUÇÃO No</text:span></text:p>
      <text:p text:style-name="P2">546, DE 1º DE SETEMBRO DE 2010.</text:p>
      <text:p text:style-name="P2"><text:span text:style-name="T1"><text:s/>que Altera o Regulamento Técnico para </text:span><text:span text:style-name="T2">Emissoras de Radiodifusão Sonora em</text:span>Freqüência Modulada.</text:p>
      <text:p text:style-name="P1"/>
      <text:p text:style-name="P1">Segue os cálculos:</text:p>
      <text:p text:style-name="Standard"/>
      <text:p text:style-name="Standard"/>
      <text:p text:style-name="Standard">.5.1.1DETERMINAÇÃO TEÓRICA DA INTENSIDADE DE CAMPO <text:span text:style-name="T4">Para determinar a intensidade de campo de uma emissora a uma dada distância,</text:span>utilizam-se as Tabelas 1 e 2 do ANEXO III deste Regulamento da seguinte forma:</text:p>
      <text:p text:style-name="Standard"><text:span text:style-name="T5">a)selecionar a coluna correspondente à altura do centro geométrico da </text:span>antena sobre o nível médio do terreno;</text:p>
      <text:p text:style-name="Standard"/>
      <text:p text:style-name="Standard">h1 = hbt – NMT + há</text:p>
      <text:p text:style-name="Standard"/>
      <text:p text:style-name="Standard">h1 é a altura da antena transmissora em m;</text:p>
      <text:p text:style-name="Standard">hbt é a altura do terreno da antena em relação ao nível do mar em m;</text:p>
      <text:p text:style-name="Standard">NMT é o nível médio do terreno em m;</text:p>
      <text:p text:style-name="Standard">há é a altura da antena acima do solo em m.</text:p>
      <text:p text:style-name="Standard"/>
      <text:p text:style-name="Standard">H1 = 285m – 158,38 + 20m</text:p>
      <text:p text:style-name="Standard">h1 = 146,62</text:p>
      <text:p text:style-name="Standard"/>
      <text:p text:style-name="Standard">referencia: http://www.teleco.com.br/tutoriais/tutorialredeslte2/pagina_2.asp</text:p>
      <text:p text:style-name="Standard"/>
      <text:p text:style-name="Standard"><text:span text:style-name="T2">b)selecionar a linha correspondente à distância de interesse;</text:span></text:p>
      <text:p text:style-name="Standard"/>
      <text:p text:style-name="Standard">te acordo com a tabela usei para este valor específico a linha de 150 metros pois considerei que o valor encontrado já estava próximo da curva. Caso o valor fique consideravelmente distante da curva deve-se aplicar a seguinte formula:</text:p>
      <text:p text:style-name="Standard"/>
      <text:p text:style-name="Standard"><draw:frame draw:style-name="fr1" draw:name="figura1" text:anchor-type="as-char" svg:width="10.61cm" svg:height="0.609cm" draw:z-index="0"><draw:image xlink:href="http://www.teleco.com.br/imagens/tutoriais/tutorialredeslte2_figura08.gif" xlink:type="simple" xlink:show="embed" xlink:actuate="onLoad"/></draw:frame> (isto será formatado)</text:p>
      <text:p text:style-name="Standard"/>
      <text:p text:style-name="Text_20_body">Onde:</text:p>
      <text:list xml:id="list786084468" text:style-name="L1">
        <text:list-item>
          <text:p text:style-name="P4"><text:span text:style-name="Strong_20_Emphasis"><text:span text:style-name="Emphasis">E</text:span></text:span> é o valor de intensidade de campo em dB (µV/m), em função de <text:span text:style-name="Strong_20_Emphasis"><text:span text:style-name="Emphasis">h</text:span></text:span><text:span text:style-name="Strong_20_Emphasis"><text:span text:style-name="Emphasis"><text:span text:style-name="T6">1</text:span></text:span></text:span>,para a distância <text:span text:style-name="Strong_20_Emphasis"><text:span text:style-name="Emphasis">d</text:span></text:span> desejada; </text:p>
        </text:list-item>
        <text:list-item>
          <text:p text:style-name="P4"><text:span text:style-name="Strong_20_Emphasis"><text:span text:style-name="Emphasis">E</text:span></text:span><text:span text:style-name="Strong_20_Emphasis"><text:span text:style-name="Emphasis"><text:span text:style-name="T6">inf</text:span></text:span></text:span><text:span text:style-name="Strong_20_Emphasis"><text:span text:style-name="Emphasis"> </text:span></text:span>é o valor de intensidade de campo em dB(µV/m) para uma altura <text:span text:style-name="Strong_20_Emphasis"><text:span text:style-name="Emphasis">h</text:span></text:span><text:span text:style-name="Strong_20_Emphasis"><text:span text:style-name="Emphasis"><text:span text:style-name="T6">inf</text:span></text:span></text:span>, extraída das curvas; </text:p>
        </text:list-item>
        <text:list-item>
          <text:p text:style-name="P4"><text:span text:style-name="Strong_20_Emphasis"><text:span text:style-name="Emphasis">E</text:span></text:span><text:span text:style-name="Strong_20_Emphasis"><text:span text:style-name="Emphasis"><text:span text:style-name="T6">sup</text:span></text:span></text:span><text:span text:style-name="Strong_20_Emphasis"><text:span text:style-name="Emphasis"> </text:span></text:span>é o valor de intensidade de campo em dB(µV/m), para uma altura <text:span text:style-name="Strong_20_Emphasis"><text:span text:style-name="Emphasis">h</text:span></text:span><text:span text:style-name="Strong_20_Emphasis"><text:span text:style-name="Emphasis"><text:span text:style-name="T6">sup</text:span></text:span></text:span> extraída das curvas; </text:p>
        </text:list-item>
        <text:list-item>
          <text:p text:style-name="P4"><text:span text:style-name="Strong_20_Emphasis"><text:span text:style-name="Emphasis">h</text:span></text:span><text:span text:style-name="Strong_20_Emphasis"><text:span text:style-name="Emphasis"><text:span text:style-name="T6">inf</text:span></text:span></text:span> é a altura nominal da antena em m, com valor imediatamente inferior a <text:span text:style-name="Strong_20_Emphasis"><text:span text:style-name="Emphasis">h</text:span></text:span><text:span text:style-name="Strong_20_Emphasis"><text:span text:style-name="Emphasis"><text:span text:style-name="T6">1</text:span></text:span></text:span>; </text:p>
        </text:list-item>
        <text:list-item>
          <text:p text:style-name="P3"><text:span text:style-name="Strong_20_Emphasis"><text:span text:style-name="Emphasis">h</text:span></text:span><text:span text:style-name="Strong_20_Emphasis"><text:span text:style-name="Emphasis"><text:span text:style-name="T6">sup</text:span></text:span></text:span> é a altura nominal da antena em m, com valor imediatamente superior <text:span text:style-name="Strong_20_Emphasis"><text:span text:style-name="Emphasis">h</text:span></text:span><text:span text:style-name="Strong_20_Emphasis"><text:span text:style-name="Emphasis"><text:span text:style-name="T6">1</text:span></text:span></text:span>. </text:p>
        </text:list-item>
      </text:list>
      <text:p text:style-name="Standard"/>
      <text:p text:style-name="Standard"/>
      <text:p text:style-name="P1"><text:span text:style-name="T5">c)a interseção de a) com b), contém o valor da intensidade de campo na </text:span>distância desejada, em dBµ</text:p>
      <text:p text:style-name="P1">, para uma ERP de 1 kW</text:p>
      <text:p text:style-name="Standard"><text:soft-page-break/></text:p>
      <text:p text:style-name="Standard">79 dBμ. </text:p>
      <text:p text:style-name="Standard"/>
      <text:p text:style-name="Standard"/>
      <text:p text:style-name="Standard"/>
      <text:p text:style-name="Standard"/>
      <text:p text:style-name="Standard">d) adiciona-se ao valor (em dBμ) obtido, o valor da ERP na direção de interesse (em dBk); </text:p>
      <text:p text:style-name="Standard">este resultado é o valor da intensidade de campo, em dBμ, no ponto considerado. </text:p>
      <text:p text:style-name="Standard"/>
      <text:p text:style-name="Standard"><text:s/>79 <text:s/>dBμ – 15 dBk = 64 dBu à 7 Km do ponto central. Para a Radial 1</text:p>
      <text:p text:style-name="Standard"/>
      <text:p text:style-name="Standard">Minha ERP calculada ficou:</text:p>
      <text:p text:style-name="Standard"/>
      <text:p text:style-name="Standard">Potencia transmissora = 0.025 Kw de acordo com a potencia do transmissor TEC 113 (homologado)</text:p>
      <text:p text:style-name="Standard">em dBk = -16dBk</text:p>
      <text:p text:style-name="Standard"/>
      <text:p text:style-name="Standard">Ganho de potencia em relação ao dipolo meia onda da antena é definida na especificação da antena Plano terra bobinada 5/8 (verificar o nome) calculada no tamanho:</text:p>
      <text:p text:style-name="Standard"/>
      <text:p text:style-name="Standard">L = 150x k/F</text:p>
      <text:p text:style-name="Standard"/>
      <text:p text:style-name="Standard">K = 0.9 p VHF e F = 91.5 (freq de operação)</text:p>
      <text:p text:style-name="Standard"/>
      <text:p text:style-name="Standard">L = 150 x 0.95/91.5 = 1,55 m</text:p>
      <text:p text:style-name="Standard"/>
      <text:p text:style-name="Standard">e está definido que ela proporciona um ganho de 3 dB para o sistema</text:p>
      <text:p text:style-name="Standard"/>
      <text:p text:style-name="Standard">Eficiência da linha basicamente atenua <text:s/>a transmissão em -2 dB</text:p>
      <text:p text:style-name="Standard"/>
      <text:p text:style-name="Standard">de acordo com os seguintes calculos:</text:p>
      <text:p text:style-name="Standard"/>
      <text:p text:style-name="Standard">Pl = (L x Al)/100 onde: </text:p>
      <text:p text:style-name="Standard"/>
      <text:p text:style-name="Standard">L = comp. do guia de onda em metros = c/f <text:s/>= 300000/91500 = 3,278 m (f = frequencia transmissão) </text:p>
      <text:p text:style-name="Standard"/>
      <text:p text:style-name="Standard">Al = é a atenuação do guia a cada 100 metros de comp. Em dB <text:s/>= 1,13dB p/ o cabo LCF78 – 50JA – A8.</text:p>
      <text:p text:style-name="Standard"/>
      <text:p text:style-name="Standard">Entao Pl = (3,278 x 1,13)/ 100 = 0.037 então temos a perda total somando 0.037 dB com 2dB das perdas dos conectores média estabelecida.</text:p>
      <text:p text:style-name="Standard"/>
      <text:p text:style-name="Standard">Aplicando o calculo = ERP = -16dBk + 3 dB – 2dB = -15 dBk</text:p>
      <text:p text:style-name="Standard"/>
      <text:p text:style-name="Standard">Agora adicionando o valor encontrado na tabela mais a ERP temos: </text:p>
      <text:p text:style-name="Standard"/>
      <text:p text:style-name="Standard">79 <text:s/>dBμ – 15 dBk = 64 dBμ à 7 Km do ponto central. Para a Radial 1</text:p>
      <text:p text:style-name="Standard"/>
      <text:p text:style-name="Standard">esta radial está dentro da norma que informa, conforme a tabela, que </text:p>
      <text:p text:style-name="Standard">para a classe C , a distancia máxima ao contorno protegido é de 7,5 km com a potencia de 66 dBμ no máximo para esta distância.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2-11-03T22:17:50</meta:creation-date>
    <dc:date>2012-11-07T00:54:25</dc:date>
    <dc:creator>Guilherme </dc:creator>
    <meta:editing-duration>PT3H42M39S</meta:editing-duration>
    <meta:editing-cycles>6</meta:editing-cycles>
    <meta:generator>LibreOffice/3.4$Linux LibreOffice_project/340m1$Build-402</meta:generator>
    <meta:document-statistic meta:table-count="0" meta:image-count="1" meta:object-count="0" meta:page-count="3" meta:paragraph-count="48" meta:word-count="618" meta:character-count="3237" meta:non-whitespace-character-count="2651"/>
  </office:meta>
</office:document-meta>
</file>